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52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4.55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DejaVu Serif"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color="#ffffff" style:font-name="DejaVu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use-window-font-color="true" style:font-name="DejaVu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use-window-font-color="true" style:font-name="DejaVu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style:font-name="DejaVu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ccff"/>
      <style:text-properties style:font-name="DejaVu Serif" fo:font-size="12pt" style:font-size-asian="12pt" style:font-size-complex="12pt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8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use-window-font-color="true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font-name="DejaVu Serif" fo:font-size="12pt" fo:language="gd" fo:country="GB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cm"/>
      <style:text-properties fo:color="#000000" style:font-name="DejaVu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color="#000000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DejaVu Serif"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DejaVu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34" style:family="table-cell" style:parent-style-name="Default" style:data-style-name="N37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ackground-color="#0084d1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3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39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6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7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font-name="DejaVu Serif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DEUDAS NUEVAS" table:style-name="ta1" table:print="false">
        <table:table-column table:style-name="co1" table:default-cell-style-name="ce4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1" table:number-columns-repeated="5" table:default-cell-style-name="ce51"/>
        <table:table-column table:style-name="co1" table:number-columns-repeated="1011" table:default-cell-style-name="ce53"/>
        <table:table-row table:style-name="ro2">
          <table:table-cell table:style-name="ce1" table:number-columns-repeated="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5" office:value-type="string">
            <text:p>Nombre</text:p>
          </table:table-cell>
          <table:table-cell table:style-name="ce5" office:value-type="string">
            <text:p>Artículos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PRECIO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Comentarios</text:p>
          </table:table-cell>
          <table:table-cell table:style-name="ce2"/>
          <table:table-cell table:style-name="ce52"/>
          <table:table-cell table:style-name="ce2" table:number-columns-repeated="22"/>
          <table:table-cell table:style-name="ce54" table:number-columns-repeated="992"/>
        </table:table-row>
        <table:table-row table:style-name="ro2">
          <table:table-cell table:style-name="ce1"/>
          <table:table-cell table:style-name="ce6" office:value-type="string">
            <text:p>Melecio</text:p>
          </table:table-cell>
          <table:table-cell table:style-name="ce6" office:value-type="string">
            <text:p>malta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32" table:formula="of:=[.E3]*[.D3]" office:value-type="float" office:value="48">
            <text:p>48</text:p>
          </table:table-cell>
          <table:table-cell table:style-name="ce3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Twinki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32" table:formula="of:=[.E4]*[.D4]" office:value-type="float" office:value="14">
            <text:p>14</text:p>
          </table:table-cell>
          <table:table-cell table:style-name="ce3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18" office:value-type="string">
            <text:p>Agua grand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32" table:formula="of:=[.E5]*[.D5]" office:value-type="float" office:value="16">
            <text:p>16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19" office:value-type="string">
            <text:p>cocacol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32" table:formula="of:=[.E6]*[.D6]" office:value-type="float" office:value="11">
            <text:p>11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winterfresh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32" table:formula="of:=[.E7]*[.D7]" office:value-type="float" office:value="12">
            <text:p>12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sandwic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32" office:value-type="float" office:value="13">
            <text:p>13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Pastelito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">
            <text:p>16</text:p>
          </table:table-cell>
          <table:table-cell table:style-name="ce32" table:formula="of:=[.E9]*[.D9]" office:value-type="float" office:value="144">
            <text:p>144</text:p>
          </table:table-cell>
          <table:table-cell table:style-name="ce35" table:formula="of:=SUM([.F3:.F9])" office:value-type="float" office:value="258">
            <text:p>258,00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 office:value-type="string">
            <text:p>Rebeca</text:p>
          </table:table-cell>
          <table:table-cell table:style-name="ce7" office:value-type="string">
            <text:p>Refresco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32" table:formula="of:=[.E10]*[.D10]" office:value-type="float" office:value="33">
            <text:p>33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snicke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">
            <text:p>14</text:p>
          </table:table-cell>
          <table:table-cell table:style-name="ce32" table:formula="of:=[.E11]*[.D11]" office:value-type="float" office:value="14">
            <text:p>14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pepit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2" table:formula="of:=[.E12]*[.D12]" office:value-type="float" office:value="5">
            <text:p>5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ruffles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pastelit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style-name="ce32" table:formula="of:=[.E14]*[.D14]" office:value-type="float" office:value="16">
            <text:p>16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Twinki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32" table:formula="of:=[.E15]*[.D15]" office:value-type="float" office:value="21">
            <text:p>21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caf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32" table:formula="of:=[.E16]*[.D16]" office:value-type="float" office:value="10">
            <text:p>10</text:p>
          </table:table-cell>
          <table:table-cell table:style-name="ce3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Cheeto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5">
            <text:p>4,5</text:p>
          </table:table-cell>
          <table:table-cell table:style-name="ce32" table:formula="of:=[.E17]*[.D17]" office:value-type="float" office:value="4.5">
            <text:p>4,5</text:p>
          </table:table-cell>
          <table:table-cell table:style-name="ce36" table:formula="of:=SUM([.F10:.F17])" office:value-type="float" office:value="111.5">
            <text:p>111,50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 office:value-type="string">
            <text:p>Cesar</text:p>
          </table:table-cell>
          <table:table-cell table:style-name="ce6" office:value-type="string">
            <text:p>refresc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style-name="ce32" table:formula="of:=[.E18]*[.D18]" office:value-type="float" office:value="44">
            <text:p>44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pinguinit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32" table:formula="of:=[.E19]*[.D19]" office:value-type="float" office:value="10">
            <text:p>10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malt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32" table:formula="of:=[.E20]*[.D20]" office:value-type="float" office:value="16">
            <text:p>16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caf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32" table:formula="of:=[.E21]*[.D21]" office:value-type="float" office:value="10">
            <text:p>10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barra el almendr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.5">
            <text:p>7,5</text:p>
          </table:table-cell>
          <table:table-cell table:style-name="ce32" office:value-type="float" office:value="7.5">
            <text:p>7,5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mani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32" table:formula="of:=[.E23]*[.D23]" office:value-type="float" office:value="5">
            <text:p>5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don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32" table:formula="of:=[.E24]*[.D24]" office:value-type="float" office:value="9">
            <text:p>9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lifesaver pitiyankey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2">
            <text:p>22</text:p>
          </table:table-cell>
          <table:table-cell table:style-name="ce32" table:formula="of:=[.E25]*[.D25]" office:value-type="float" office:value="44">
            <text:p>44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pastelit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style-name="ce32" office:value-type="float" office:value="16">
            <text:p>16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mirama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32" table:formula="of:=[.E27]*[.D27]" office:value-type="float" office:value="13">
            <text:p>13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palmerita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32" table:formula="of:=[.E28]*[.D28]" office:value-type="float" office:value="5">
            <text:p>5</text:p>
          </table:table-cell>
          <table:table-cell table:style-name="ce37" table:formula="of:=SUM([.F18:.F28])" office:value-type="float" office:value="179.5">
            <text:p>179,5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 office:value-type="string">
            <text:p>Harold</text:p>
          </table:table-cell>
          <table:table-cell table:style-name="ce20" office:value-type="string">
            <text:p>pastelito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">
            <text:p>16</text:p>
          </table:table-cell>
          <table:table-cell table:style-name="ce32" table:formula="of:=[.E29]*[.D29]" office:value-type="float" office:value="48">
            <text:p>48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Refresco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32" table:formula="of:=[.E30]*[.D30]" office:value-type="float" office:value="33">
            <text:p>33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Malta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32" table:formula="of:=[.E31]*[.D31]" office:value-type="float" office:value="32">
            <text:p>32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Jugo yuker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32" table:formula="of:=[.E32]*[.D32]" office:value-type="float" office:value="20">
            <text:p>20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doritos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32" table:formula="of:=[.E33]*[.D33]" office:value-type="float" office:value="16">
            <text:p>16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crocantikas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.5">
            <text:p>8,5</text:p>
          </table:table-cell>
          <table:table-cell table:style-name="ce32" office:value-type="float" office:value="8.5">
            <text:p>8,5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flips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32" table:formula="of:=[.E35]*[.D35]" office:value-type="float" office:value="6">
            <text:p>6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toronto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32" table:formula="of:=[.E36]*[.D36]" office:value-type="float" office:value="6">
            <text:p>6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pinguinit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32" table:formula="of:=[.E37]*[.D37]" office:value-type="float" office:value="10">
            <text:p>10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carre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22">
            <text:p>22</text:p>
          </table:table-cell>
          <table:table-cell table:style-name="ce32" table:formula="of:=[.E38]*[.D38]" office:value-type="float" office:value="22">
            <text:p>22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flaquito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6">
            <text:p>6</text:p>
          </table:table-cell>
          <table:table-cell table:style-name="ce32" table:formula="of:=[.E39]*[.D39]" office:value-type="float" office:value="6">
            <text:p>6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20" office:value-type="string">
            <text:p>Rufles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32" table:formula="of:=[.E40]*[.D40]" office:value-type="float" office:value="16">
            <text:p>16</text:p>
          </table:table-cell>
          <table:table-cell table:style-name="ce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8" office:value-type="string">
            <text:p>caf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32" table:formula="of:=[.E41]*[.D41]" office:value-type="float" office:value="30">
            <text:p>30</text:p>
          </table:table-cell>
          <table:table-cell table:style-name="ce38" table:formula="of:=SUM([.F29:.F41])" office:value-type="float" office:value="253.5">
            <text:p>253,5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 office:value-type="string">
            <text:p>Luis</text:p>
          </table:table-cell>
          <table:table-cell table:style-name="ce9" office:value-type="string">
            <text:p>Doritos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 table:style-name="ce32" table:formula="of:=[.E42]*[.D42]" office:value-type="float" office:value="40">
            <text:p>40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agua saborizad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32" table:formula="of:=[.E43]*[.D43]" office:value-type="float" office:value="11">
            <text:p>11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cremositos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32" table:formula="of:=[.D44]*[.E44]" office:value-type="float" office:value="3">
            <text:p>3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carr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2" table:formula="of:=[.D45]*[.E45]" office:value-type="float" office:value="22">
            <text:p>22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toront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32" table:formula="of:=[.E46]*[.D46]" office:value-type="float" office:value="3">
            <text:p>3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marilu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32" table:formula="of:=[.E47]*[.D47]" office:value-type="float" office:value="2">
            <text:p>2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chocochitas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32" table:formula="of:=[.E48]" office:value-type="float" office:value="4">
            <text:p>4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agu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tostones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32" table:formula="of:=[.E50]*[.D50]" office:value-type="float" office:value="8">
            <text:p>8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copias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">
            <text:p>2</text:p>
          </table:table-cell>
          <table:table-cell table:style-name="ce32" office:value-type="float" office:value="22">
            <text:p>22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sandwich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3">
            <text:p>13</text:p>
          </table:table-cell>
          <table:table-cell table:style-name="ce32" office:value-type="float" office:value="13">
            <text:p>13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Refresco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1">
            <text:p>11</text:p>
          </table:table-cell>
          <table:table-cell table:style-name="ce32" office:value-type="float" office:value="11">
            <text:p>11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Pastelito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">
            <text:p>14</text:p>
          </table:table-cell>
          <table:table-cell table:style-name="ce32" table:formula="of:=[.E54]*[.D54]" office:value-type="float" office:value="28">
            <text:p>28</text:p>
          </table:table-cell>
          <table:table-cell table:style-name="ce40" table:formula="of:=SUM([.F42:.F54])" office:value-type="float" office:value="175">
            <text:p>175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0" office:value-type="string">
            <text:p>Octavio</text:p>
          </table:table-cell>
          <table:table-cell table:style-name="ce10" office:value-type="string">
            <text:p>Mankeke</text:p>
          </table:table-cell>
          <table:table-cell table:style-name="ce26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2" table:formula="of:=[.E55]*[.D55]" office:value-type="float" office:value="7">
            <text:p>7</text:p>
          </table:table-cell>
          <table:table-cell table:style-name="ce41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0"/>
          <table:table-cell table:style-name="ce10" office:value-type="string">
            <text:p>Agua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32" table:formula="of:=[.E56]*[.D56]" office:value-type="float" office:value="8">
            <text:p>8</text:p>
          </table:table-cell>
          <table:table-cell table:style-name="ce42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0"/>
          <table:table-cell table:style-name="ce10" office:value-type="string">
            <text:p>rufle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32" table:formula="of:=[.E57]*[.D57]" office:value-type="float" office:value="8">
            <text:p>8</text:p>
          </table:table-cell>
          <table:table-cell table:style-name="ce42" table:formula="of:=SUM([.F55:.F57])" office:value-type="float" office:value="23">
            <text:p>23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 office:value-type="string">
            <text:p>Juliana</text:p>
          </table:table-cell>
          <table:table-cell table:style-name="ce8" office:value-type="string">
            <text:p>Cri Cri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32" table:formula="of:=[.E58]*[.D58]" office:value-type="float" office:value="9">
            <text:p>9</text:p>
          </table:table-cell>
          <table:table-cell table:style-name="ce43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8" office:value-type="string">
            <text:p>Flips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32" table:formula="of:=[.E59]*[.D59]" office:value-type="float" office:value="12">
            <text:p>12</text:p>
          </table:table-cell>
          <table:table-cell table:style-name="ce43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8"/>
          <table:table-cell table:style-name="ce8" office:value-type="string">
            <text:p>Refresc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32" table:formula="of:=[.E60]*[.D60]" office:value-type="float" office:value="11">
            <text:p>11</text:p>
          </table:table-cell>
          <table:table-cell table:style-name="ce43" table:formula="of:=SUM([.F58:.F60])" office:value-type="float" office:value="32">
            <text:p>32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 office:value-type="string">
            <text:p>Neylin</text:p>
          </table:table-cell>
          <table:table-cell table:style-name="ce9" office:value-type="string">
            <text:p>Don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style-name="ce32" table:formula="of:=[.E61]*[.D61]" office:value-type="float" office:value="20">
            <text:p>20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browni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7">
            <text:p>17</text:p>
          </table:table-cell>
          <table:table-cell table:style-name="ce32" table:formula="of:=[.E62]*[.D62]" office:value-type="float" office:value="17">
            <text:p>17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impresiones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">
            <text:p>1</text:p>
          </table:table-cell>
          <table:table-cell table:style-name="ce32" table:formula="of:=[.E63]*[.D63]" office:value-type="float" office:value="12">
            <text:p>12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Agu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32" table:formula="of:=[.E64]*[.D64]" office:value-type="float" office:value="8">
            <text:p>8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lipton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">
            <text:p>12</text:p>
          </table:table-cell>
          <table:table-cell table:style-name="ce32" table:formula="of:=[.E65]*[.D65]" office:value-type="float" office:value="12">
            <text:p>12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sobre manil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32" table:formula="of:=[.E66]*[.D66]" office:value-type="float" office:value="3">
            <text:p>3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chocochita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Refresco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1">
            <text:p>11</text:p>
          </table:table-cell>
          <table:table-cell table:style-name="ce32" office:value-type="float" office:value="22">
            <text:p>22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sandwich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4">
            <text:p>14</text:p>
          </table:table-cell>
          <table:table-cell table:style-name="ce32" table:formula="of:=[.E69]*[.D69]" office:value-type="float" office:value="56">
            <text:p>56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platanitos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32" table:formula="of:=[.E70]*[.D70]" office:value-type="float" office:value="8">
            <text:p>8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/>
          <table:table-cell table:style-name="ce9" office:value-type="string">
            <text:p>Bubbaloo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4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9" office:value-type="string">
            <text:p><text:s/></text:p>
          </table:table-cell>
          <table:table-cell table:style-name="ce9" office:value-type="string">
            <text:p>Desayuno Pastelit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6">
            <text:p>16</text:p>
          </table:table-cell>
          <table:table-cell table:style-name="ce32" table:formula="of:=[.E72]*[.D72]" office:value-type="float" office:value="16">
            <text:p>16</text:p>
          </table:table-cell>
          <table:table-cell table:style-name="ce40" table:formula="of:=SUM([.F61:.F72])" office:value-type="float" office:value="186">
            <text:p>186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 office:value-type="string">
            <text:p>Veronica</text:p>
          </table:table-cell>
          <table:table-cell table:style-name="ce21" office:value-type="string">
            <text:p>ovomaltin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">
            <text:p>12</text:p>
          </table:table-cell>
          <table:table-cell table:style-name="ce32" table:formula="of:=[.E73]*[.D73]" office:value-type="float" office:value="12">
            <text:p>12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Agu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32" table:formula="of:=[.E74]*[.D74]" office:value-type="float" office:value="16">
            <text:p>16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arre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2">
            <text:p>22</text:p>
          </table:table-cell>
          <table:table-cell table:style-name="ce32" table:formula="of:=[.E75]*[.D75]" office:value-type="float" office:value="66">
            <text:p>66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tostone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32" table:formula="of:=[.E76]*[.D76]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Malt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arr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2">
            <text:p>22</text:p>
          </table:table-cell>
          <table:table-cell table:style-name="ce32" table:formula="of:=[.E78]*[.D78]" office:value-type="float" office:value="22">
            <text:p>22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af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samb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32" table:formula="of:=[.E80]*[.D80]" office:value-type="float" office:value="10">
            <text:p>10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sandwich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4">
            <text:p>14</text:p>
          </table:table-cell>
          <table:table-cell table:style-name="ce32" table:formula="of:=[.E81]*[.D81]" office:value-type="float" office:value="28">
            <text:p>2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sobre manil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32" table:formula="of:=[.E82]*[.D82]" office:value-type="float" office:value="3">
            <text:p>3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Refresco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">
            <text:p>11</text:p>
          </table:table-cell>
          <table:table-cell table:style-name="ce32" table:formula="of:=[.E83]*[.D83]" office:value-type="float" office:value="33">
            <text:p>33</text:p>
          </table:table-cell>
          <table:table-cell table:style-name="ce43" table:formula="of:=SUM([.F73:.F83])" office:value-type="float" office:value="216">
            <text:p>216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2" office:value-type="string">
            <text:p>ROSITA</text:p>
          </table:table-cell>
          <table:table-cell table:style-name="ce12" office:value-type="string">
            <text:p>Platanito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32" table:formula="of:=[.E84]*[.D84]" office:value-type="float" office:value="8">
            <text:p>8</text:p>
          </table:table-cell>
          <table:table-cell table:style-name="ce39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2"/>
          <table:table-cell table:style-name="ce12" office:value-type="string">
            <text:p>Lipto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">
            <text:p>12</text:p>
          </table:table-cell>
          <table:table-cell table:style-name="ce32" table:formula="of:=[.E85]*[.D85]" office:value-type="float" office:value="12">
            <text:p>12</text:p>
          </table:table-cell>
          <table:table-cell table:style-name="ce40" table:formula="of:=SUM([.F84:.F85])" office:value-type="float" office:value="20">
            <text:p>20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 office:value-type="string">
            <text:p>MAIK</text:p>
          </table:table-cell>
          <table:table-cell table:style-name="ce11" office:value-type="string">
            <text:p>tostone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32" table:formula="of:=[.E86]*[.D86]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palmeritas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32" table:formula="of:=[.E87]*[.D87]" office:value-type="float" office:value="15">
            <text:p>15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Malt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32" table:formula="of:=[.E88]*[.D88]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agua saborizad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 table:style-name="ce32" table:formula="of:=[.E89]*[.D89]" office:value-type="float" office:value="11">
            <text:p>11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ocacol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">
            <text:p>11</text:p>
          </table:table-cell>
          <table:table-cell table:style-name="ce32" table:formula="of:=[.E90]*[.D90]" office:value-type="float" office:value="22">
            <text:p>22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heese tri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7">
            <text:p>7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rocantikas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.5">
            <text:p>8,5</text:p>
          </table:table-cell>
          <table:table-cell table:style-name="ce32" table:formula="of:=[.E92]*[.D92]" office:value-type="float" office:value="17">
            <text:p>17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platanito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opias</text:p>
          </table:table-cell>
          <table:table-cell table:style-name="ce11" table:formula="of:=6+13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32" table:formula="of:=[.E94]*[.D94]" office:value-type="float" office:value="38">
            <text:p>3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opias Estadistica</text:p>
          </table:table-cell>
          <table:table-cell table:style-name="ce1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32" table:formula="of:=[.E95]*[.D95]" office:value-type="float" office:value="14">
            <text:p>14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copias GADE</text:p>
          </table:table-cell>
          <table:table-cell table:style-name="ce11" office:value-type="float" office:value="67">
            <text:p>67</text:p>
          </table:table-cell>
          <table:table-cell table:style-name="ce21" office:value-type="float" office:value="2">
            <text:p>2</text:p>
          </table:table-cell>
          <table:table-cell table:style-name="ce32" table:formula="of:=[.E96]*[.D96]" office:value-type="float" office:value="134">
            <text:p>134</text:p>
          </table:table-cell>
          <table:table-cell table:style-name="ce20" office:value-type="string">
            <text:p>Copias para GADE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susy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32" table:formula="of:=[.E97]*[.D97]" office:value-type="float" office:value="6">
            <text:p>6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Dorito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20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1"/>
          <table:table-cell table:style-name="ce11" office:value-type="string">
            <text:p>marilu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32" table:formula="of:=[.E99]*[.D99]" office:value-type="float" office:value="8">
            <text:p>8</text:p>
          </table:table-cell>
          <table:table-cell table:style-name="ce43" table:formula="of:=SUM([.F86:.F99])" office:value-type="float" office:value="304">
            <text:p>304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2" office:value-type="string">
            <text:p>Jon</text:p>
          </table:table-cell>
          <table:table-cell table:style-name="ce12" office:value-type="string">
            <text:p>Refresco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1">
            <text:p>11</text:p>
          </table:table-cell>
          <table:table-cell table:style-name="ce32" table:formula="of:=[.E100]*[.D100]" office:value-type="float" office:value="33">
            <text:p>33</text:p>
          </table:table-cell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3">
          <table:table-cell table:style-name="ce1"/>
          <table:table-cell table:style-name="ce12"/>
          <table:table-cell table:style-name="ce12" office:value-type="string">
            <text:p>brownie Caro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">
            <text:p>17</text:p>
          </table:table-cell>
          <table:table-cell table:style-name="ce32"/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3">
          <table:table-cell table:style-name="ce1"/>
          <table:table-cell table:style-name="ce12"/>
          <table:table-cell table:style-name="ce12" office:value-type="string">
            <text:p>dorito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32"/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3">
          <table:table-cell table:style-name="ce1"/>
          <table:table-cell table:style-name="ce12"/>
          <table:table-cell table:style-name="ce12" office:value-type="string">
            <text:p>Sandwich Aaro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 table:style-name="ce32" table:formula="of:=[.E103]*[.D103]" office:value-type="float" office:value="14">
            <text:p>14</text:p>
          </table:table-cell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2"/>
          <table:table-cell table:style-name="ce12" office:value-type="string">
            <text:p>chocolate/caf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18" table:formula="of:=SUM([.F100:.F104])" office:value-type="float" office:value="57">
            <text:p>57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3" office:value-type="string">
            <text:p>Mary Ontiveros</text:p>
          </table:table-cell>
          <table:table-cell table:style-name="ce13" office:value-type="string">
            <text:p>Agua saborizada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1">
            <text:p>11</text:p>
          </table:table-cell>
          <table:table-cell table:style-name="ce32" table:formula="of:=[.E105]*[.D105]" office:value-type="float" office:value="11">
            <text:p>11</text:p>
          </table:table-cell>
          <table:table-cell table:style-name="ce4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3"/>
          <table:table-cell table:style-name="ce13" office:value-type="string">
            <text:p>Impresione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32" table:formula="of:=[.E106]*[.D106]" office:value-type="float" office:value="10">
            <text:p>10</text:p>
          </table:table-cell>
          <table:table-cell table:style-name="ce4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3"/>
          <table:table-cell table:style-name="ce13" office:value-type="string">
            <text:p>copias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">
            <text:p>1</text:p>
          </table:table-cell>
          <table:table-cell table:style-name="ce32" table:formula="of:=[.D107]*[.E107]" office:value-type="float" office:value="11">
            <text:p>11</text:p>
          </table:table-cell>
          <table:table-cell table:style-name="ce4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3"/>
          <table:table-cell table:style-name="ce13" office:value-type="string">
            <text:p>kraker Bra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32" table:formula="of:=[.E108]*[.D108]" office:value-type="float" office:value="3">
            <text:p>3</text:p>
          </table:table-cell>
          <table:table-cell table:style-name="ce44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14"/>
          <table:table-cell table:style-name="ce13" office:value-type="string">
            <text:p>Malta</text:p>
          </table:table-cell>
          <table:table-cell table:style-name="ce13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2" table:formula="of:=[.E109]*[.D109]" office:value-type="float" office:value="8">
            <text:p>8</text:p>
          </table:table-cell>
          <table:table-cell table:style-name="ce45" table:formula="of:=SUM([.F105:.F109])" office:value-type="float" office:value="43">
            <text:p>43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5">
          <table:table-cell table:style-name="ce1"/>
          <table:table-cell table:style-name="ce11" office:value-type="string">
            <text:p>Huga</text:p>
          </table:table-cell>
          <table:table-cell table:style-name="ce11"/>
          <table:table-cell table:style-name="ce11"/>
          <table:table-cell table:style-name="ce11"/>
          <table:table-cell table:style-name="ce32" table:formula="of:=[.E110]*[.D110]" office:value-type="float" office:value="0">
            <text:p>0</text:p>
          </table:table-cell>
          <table:table-cell table:style-name="ce22"/>
          <table:table-cell table:style-name="ce49" table:number-columns-repeated="24"/>
          <table:table-cell table:style-name="ce55" table:number-columns-repeated="992"/>
        </table:table-row>
        <table:table-row table:style-name="ro2">
          <table:table-cell table:style-name="ce1"/>
          <table:table-cell table:style-name="ce6" office:value-type="string">
            <text:p>Isaac</text:p>
          </table:table-cell>
          <table:table-cell table:style-name="ce18" office:value-type="string">
            <text:p>samba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32" table:formula="of:=[.E111]*[.D111]" office:value-type="float" office:value="10">
            <text:p>10</text:p>
          </table:table-cell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18" office:value-type="string">
            <text:p>alfajor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32" table:formula="of:=[.E112]*[.D112]" office:value-type="float" office:value="7">
            <text:p>7</text:p>
          </table:table-cell>
          <table:table-cell table:style-name="ce1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18" office:value-type="string">
            <text:p>kraker Bran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2" table:formula="of:=[.E113]*[.D113]" office:value-type="float" office:value="15">
            <text:p>15</text:p>
          </table:table-cell>
          <table:table-cell table:style-name="ce46" table:formula="of:=SUM([.F111:.F113])" office:value-type="float" office:value="32">
            <text:p>32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 office:value-type="string">
            <text:p>Isa</text:p>
          </table:table-cell>
          <table:table-cell table:style-name="ce22" office:value-type="string">
            <text:p>Cremosito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32" table:formula="of:=[.E114]*[.D114]" office:value-type="float" office:value="6">
            <text:p>6</text:p>
          </table:table-cell>
          <table:table-cell table:style-name="ce4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22" office:value-type="string">
            <text:p>Brownie Car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32" table:formula="of:=[.E115]*[.D115]" office:value-type="float" office:value="17">
            <text:p>17</text:p>
          </table:table-cell>
          <table:table-cell table:style-name="ce4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23" office:value-type="string">
            <text:p>chocochita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32" table:formula="of:=[.E116]*[.D116]" office:value-type="float" office:value="5">
            <text:p>5</text:p>
          </table:table-cell>
          <table:table-cell table:style-name="ce47" table:formula="of:=SUM([.F114:.F116])" office:value-type="float" office:value="28">
            <text:p>28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 office:value-type="string">
            <text:p>Katrin</text:p>
          </table:table-cell>
          <table:table-cell table:style-name="ce6" office:value-type="string">
            <text:p>chocochita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6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6"/>
          <table:table-cell table:style-name="ce6" office:value-type="string">
            <text:p>bom bom bum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 office:value-type="string">
            <text:p>Victor</text:p>
          </table:table-cell>
          <table:table-cell table:style-name="ce7" office:value-type="string">
            <text:p>Refresc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32" table:formula="of:=[.D119]*[.E119]" office:value-type="float" office:value="22">
            <text:p>22</text:p>
          </table:table-cell>
          <table:table-cell table:style-name="ce7" table:formula="of:=SUM([.F119:.F130])" office:value-type="float" office:value="144">
            <text:p>144</text:p>
          </table:table-cell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pinguini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32" table:formula="of:=[.D120]*[.E120]" office:value-type="float" office:value="20">
            <text:p>20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platanit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32" table:formula="of:=[.D121]*[.E121]" office:value-type="float" office:value="8">
            <text:p>8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ovomaltin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32" table:formula="of:=[.D122]*[.E122]" office:value-type="float" office:value="12">
            <text:p>12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lipton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32" table:formula="of:=[.D123]*[.E123]" office:value-type="float" office:value="12">
            <text:p>12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jugo yukery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32" table:formula="of:=[.D124]*[.E124]" office:value-type="float" office:value="10">
            <text:p>10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toront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32" table:formula="of:=[.D125]*[.E125]" office:value-type="float" office:value="3">
            <text:p>3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bubalu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32" table:formula="of:=[.D126]*[.E126]" office:value-type="float" office:value="1">
            <text:p>1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6">
          <table:table-cell table:style-name="ce1"/>
          <table:table-cell table:style-name="ce7"/>
          <table:table-cell table:style-name="ce7" office:value-type="string">
            <text:p>cri cri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32" table:formula="of:=[.D127]*[.E127]" office:value-type="float" office:value="9">
            <text:p>9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club social</text:p>
          </table:table-cell>
          <table:table-cell table:style-name="ce2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2" table:formula="of:=[.D128]*[.E128]" office:value-type="float" office:value="9">
            <text:p>9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chocolate/caf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32" table:formula="of:=[.D129]*[.E129]" office:value-type="float" office:value="30">
            <text:p>30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/>
          <table:table-cell table:style-name="ce7"/>
          <table:table-cell table:style-name="ce7" office:value-type="string">
            <text:p>savoy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32" table:formula="of:=[.D130]*[.E130]" office:value-type="float" office:value="8">
            <text:p>8</text:p>
          </table:table-cell>
          <table:table-cell table:style-name="ce7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 table:number-columns-repeated="4"/>
          <table:table-cell table:style-name="ce31"/>
          <table:table-cell table:style-name="ce1"/>
          <table:table-cell table:style-name="ce48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 table:number-columns-repeated="5"/>
          <table:table-cell table:style-name="ce33" table:formula="of:=SUM([.F3:.F131])" office:value-type="float" office:value="2070.5">
            <text:p>2070,5</text:p>
          </table:table-cell>
          <table:table-cell table:style-name="ce33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 table:number-columns-repeated="5"/>
          <table:table-cell table:style-name="ce31"/>
          <table:table-cell table:style-name="ce1"/>
          <table:table-cell table:style-name="ce2" table:number-columns-repeated="24"/>
          <table:table-cell table:style-name="ce54" table:number-columns-repeated="992"/>
        </table:table-row>
        <table:table-row table:style-name="ro2">
          <table:table-cell table:style-name="ce1" table:number-columns-repeated="7"/>
          <table:table-cell table:style-name="ce2" table:number-columns-repeated="24"/>
          <table:table-cell table:style-name="ce54" table:number-columns-repeated="992"/>
        </table:table-row>
        <table:table-row table:style-name="ro2" table:number-rows-repeated="3">
          <table:table-cell table:style-name="ce1" table:number-columns-repeated="7"/>
          <table:table-cell table:style-name="ce2" table:number-columns-repeated="24"/>
          <table:table-cell table:style-name="ce56" table:number-columns-repeated="992"/>
        </table:table-row>
        <table:table-row table:style-name="ro2">
          <table:table-cell table:style-name="ce1" table:number-columns-repeated="7"/>
          <table:table-cell table:style-name="ce2" table:number-columns-repeated="24"/>
          <table:table-cell table:style-name="ce54" table:number-columns-repeated="992"/>
        </table:table-row>
        <table:table-row table:style-name="ro2" table:number-rows-repeated="2">
          <table:table-cell table:style-name="ce2"/>
          <table:table-cell table:style-name="ce15" table:number-columns-repeated="6"/>
          <table:table-cell table:style-name="ce50" table:number-columns-repeated="24"/>
          <table:table-cell table:style-name="ce57" table:number-columns-repeated="992"/>
        </table:table-row>
        <table:table-row table:style-name="ro2" table:number-rows-repeated="10">
          <table:table-cell table:style-name="ce3"/>
          <table:table-cell table:style-name="ce15" table:number-columns-repeated="6"/>
          <table:table-cell table:style-name="ce50" table:number-columns-repeated="24"/>
          <table:table-cell table:style-name="ce57" table:number-columns-repeated="992"/>
        </table:table-row>
        <table:table-row table:style-name="ro2">
          <table:table-cell table:style-name="ce3"/>
          <table:table-cell table:style-name="ce16" table:number-columns-repeated="5"/>
          <table:table-cell table:style-name="ce15"/>
          <table:table-cell table:number-columns-repeated="5"/>
          <table:table-cell table:style-name="ce51" table:number-columns-repeated="19"/>
          <table:table-cell table:number-columns-repeated="992"/>
        </table:table-row>
        <table:table-row table:style-name="ro2">
          <table:table-cell table:style-name="ce3"/>
          <table:table-cell table:style-name="ce16" table:number-columns-repeated="6"/>
          <table:table-cell table:number-columns-repeated="5"/>
          <table:table-cell table:style-name="ce51" table:number-columns-repeated="19"/>
          <table:table-cell table:number-columns-repeated="992"/>
        </table:table-row>
        <table:table-row table:style-name="ro2">
          <table:table-cell table:number-columns-repeated="6"/>
          <table:table-cell table:style-name="ce16"/>
          <table:table-cell table:number-columns-repeated="5"/>
          <table:table-cell table:style-name="ce51" table:number-columns-repeated="19"/>
          <table:table-cell table:number-columns-repeated="992"/>
        </table:table-row>
        <table:table-row table:style-name="ro2" table:number-rows-repeated="22">
          <table:table-cell table:number-columns-repeated="12"/>
          <table:table-cell table:style-name="ce51" table:number-columns-repeated="19"/>
          <table:table-cell table:number-columns-repeated="992"/>
        </table:table-row>
        <table:table-row table:style-name="ro2" table:number-rows-repeated="10484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16:2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IC </meta:initial-creator>
    <meta:creation-date>2012-03-19T15:15:38</meta:creation-date>
    <dc:date>2013-03-08T16:28:36</dc:date>
    <dc:creator>CEIC </dc:creator>
    <meta:editing-duration>PT1219H59M08S</meta:editing-duration>
    <meta:editing-cycles>1209</meta:editing-cycles>
    <meta:generator>OpenOffice.org/3.2$Unix OpenOffice.org_project/320m19$Build-9505</meta:generator>
    <meta:printed-by>CEIC </meta:printed-by>
    <meta:print-date>2012-05-07T12:28:35</meta:print-date>
    <meta:document-statistic meta:table-count="2" meta:cell-count="553" meta:object-count="0"/>
  </office:meta>
</office:document-meta>
</file>